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aurai toujours eu froid au corps, </text:p>
      <text:p text:style-name="Standard">Comme un poète en hiver </text:p>
      <text:p text:style-name="Standard">Dans la vie comme dans la mort, </text:p>
      <text:p text:style-name="Standard">j'aurais été rongé par les vers.</text:p>
      <text:p text:style-name="Standard">Approchez, approchez, n'ayez pas peur,</text:p>
      <text:p text:style-name="Standard">Venez admirer Mag'Oz, l'ensorceleur...</text:p>
      <text:p text:style-name="Standard"/>
      <text:p text:style-name="Standard">Les mots étaient différents, mais la ritournelle était toujours la même. Machine bien rodée, roulements bien huilés, l'introduction ne souffrait aucun accroc. Plus depuis qu'Erland avait pris suffisamment de bouteille. Le garçon avait répété son petit numéro maintes fois durant ces dernières années, jusqu'à ce que ses doutes et ses hésitations ne s'estompent pour finir par être purement et simplement relégués au rang de mauvais souvenir. Aujourd'hui, ses représentations frôlaient le spectacle de professionnel. Évidemment, c'était plus compliqué que cela. On ne devenait pas intermittent du spectacle en un claquement de doigt. En l'absence d'employeur, il était toujours contraint de se produire par lui-même, dans la rue, situation précaire s'il en était. Non seulement c'était borderline légal, même si la Garde avait généralement d'autres chats à fouetter et le laissait relativement tranquille, mais aussi et surtout l'ancien noble était par conséquent tributaire de l'affluence et de la générosité de son public. C'était d'ailleurs la raison principale pour laquelle ce dernier effectuait des petits boulots à côté en partenariat avec Astrid.</text:p>
      <text:p text:style-name="Standard"/>
      <text:p text:style-name="Standard">Mais pour l'heure, il portait sa casquette -ou en l'occurrence son chapeau- de magicien, et déjà une petite foule se formait devant son estrade. Autant de gens à satisfaire s'il voulait gagner sa croûte aujourd'hui. Et demain serait un autre jour... Un petit sourire égaya le visage cerné d'Erland. La soirée s'annonçait plutôt bonne. Le groupe qu'il était en train d'observer était déjà plutôt conséquent, si tôt dans le spectacle. C'était bon signe. Le monde appelait le monde. Et le monde payait. La scène était on ne peut plus simple ; une estrade en bois de quelques mètres de large, à peine surélevée de manière à ce que le magicien domine légèrement la foule. Il s'était adossé à une petite maison, sur une place très passante pour maximiser ses chances d'attirer l'attention. Ce qui semblait pour l'instant fonctionner... Le garçon aux cheveux d'argent écarta les bras en signe de bienvenue et se mit au travail. Là encore, le planning était réglé comme un coucou de la capitale. Il commençait toujours par quelques illusions simples, des tours de cartes ou des illusions triviales que n'importe qui pouvait apprendre à faire en une semaine. Puis le numéro montait en puissance.</text:p>
      <text:p text:style-name="Standard"/>
      <text:p text:style-name="Standard">Il était important que la tension s'élève en même temps que l'horloge tournait. Il fallait maintenir l'attention du spectateur et ce dernier se déconcentrait vite. Si Erland envoyait tout dès le début, la majorité du public allait se lasser en moins d'une heure. Mais s'il allait crescendo... Au bout d'une vingtaine de minutes, le prestidigitateur faisait participer son audience -encore un excellent moyen d'attirer les regards sur lui. Il avait dans son arsenal une foultitude de tours de passe-passe pour tromper n'importe quel volontaire et appréciait ce petit jeu ou les membres du public essayaient de trouver comme il faisait. C'était le genre de trucs qui intriguaient le passant moyen et l'incitaient à revenir un autre jour. Et plus tard, Erland passait aux grandes illusions. Celles qui en mettaient plein la vue. Plus tard. Pour l'heure, le jeune homme avait besoin d'un assistant.</text:p>
      <text:p text:style-name="Standard"/>
      <text:p text:style-name="Standard">-Est-ce que quelqu'un se porte volontaire pour mon prochain tour ? Promis, je mords pas. Et si je vous fais disparaître, je vous ramène dans la minute !</text:p>
      <text:p text:style-name="P1">Il ne fallut pas longtemps pour qu'un membre de l'audience se porte volontaire. Un homme, peut-être de quelques années l'aîné du magicien, fit un pas en avant avant de rejoindre ce dernier sur l'estrade, sous les encouragements timides de ses compagnons -vraisemblablement significativement imbibés d'alcool, malgré l'heure peu avancée- -sans jugement, soit dit en passant- -Erland aurait d'ailleurs été bien aisé de critiquer, d'ailleurs, lui qui passait sa vie au comptoir- -mais il semble que nous digressons. Celui-ci accueilli le courageux cobaye avec un sourire amusé. Nombre de répliques cinglantes se bousculèrent dans son esprit, mais aucune ne franchit ses lèvres irrémédiablement figées dans un rictus ou une bienveillance feinte le disputait à l'impatience. il n'allait pas priver le jeune bourgeois de son moment de gloire -c'était rarement faire bonne publicité que d'humilier en direct quelqu'un sur scène. Alors il allait le laisser faire son malin pour impressionner ses copains.</text:p>
      <text:p text:style-name="Standard"/>
      <text:p text:style-name="Standard">Erland connaissait très bien ce genre de gugusses. Leur seul but était d'amuser la galerie, et ce garçon allait sans doute chercher à remettre en doute ses tours avec des explications bidons (il était coutumier des « ah c'est bon j'ai compris ! », « Je t'ai vu bouger le petit doigt de la main gauche, là ! » et autres preuves de mauvaise foi dont le public pouvait parfois faire preuve), ce qui pouvait se révéler soit amusant, soit agaçant selon l'humeur du magicien. En l'occurrence, il était plutôt de bonne humeur, et saurait se montrer magnanime. Un dernier regard sur l'assemblée finit de le ravir ; la pêche était définitivement bonne ce soir. Et, chose suffisamment rare pour être soulignée, les gens semblaient particulièrement enjoués. Comme cette jeune femme qui trépignait au fond de la fosse, visiblement ravie d'être là. Cette observation conquit Erland qui se promit de leur en donner pour leur argent -théorique, puisque bon pour l'instant ils n'avaient rien donné, ces radins. Il se tourna vers son assistant du jour et, dans un grand sourire, commença la deuxième partie de son show.</text:p>
      <text:p text:style-name="Standard"/>
      <text:p text:style-name="Standard">Le quart d'heure qui suivit passa à vitesse grand V, les tours s'enchaînant avec une fluidité à toute épreuve. Entre chaque illusion, le garçon aux cheveux d'argent se tournait vers le public, les gratifiant d'une petite blague ou d'un énième commentaire sur les qualités d'assistant du jeune homme qui l'avait rejoint, jouant le jeu au maximum. Celui-ci intervenait également de temps à autre, tentant non sans mal de s'accaparer des miettes d'attention. Puis le stade participatif prit fin. Il était courant qu'Erland fasse durer cette phase un peu plus longtemps d'ordinaire, mais pour le coup l'ancien noble était galvanisé par l'affluence et l'attitude de ses spectateurs. Il n'avait qu'une envie : passer aux choses sérieuses. Il allait être l'heure de s'adonner aux tours les plus impressionnants de son attirail. Le garçon avait d'ailleurs terminé la veille de travailler un tour de son invention dont il n'était pas peu fier et qu'il avait hâte de présenter à son public. Erland fit signe au volontaire de rejoindre les rangs, l'accompagnant jusqu'aux marches de l'estrade. Il aurait à nouveau besoin d'un assistant pour certains des tours qui allaient suivre, mais pas tous, aussi pour l'heure il allait rester seul sur scène. </text:p>
      <text:p text:style-name="Standard"/>
      <text:p text:style-name="Standard">Sur une lancée dynamique, le prestidigitateur fit à nouveau face à son audience, s'apprêtant à annoncer la suite des événements. La fantasque Lucy avait fini par enterrer la hache de guerre avec lui, lui octroyant une soirée de répit. Tout se passait bien, il n'avait plus qu'à clouer sur place les touristes avec ses bottes secrètes et le tour serait joué. Peut-être que parmi eux se tenait un impresario. En tout cas, le spectacle de ce soir ne pouvait que lui bénéficier. Tout marchait comme sur des roulettes. Et rien ne pourrait venir troubler cet éclatant succès. Pas un nuage à l'horizon.</text:p>
      <text:p text:style-name="Standard"/>
      <text:p text:style-name="Standard">-Mesdames et messieurs,</text:p>
      <text:p text:style-name="Standard">Rien.</text:p>
      <text:p text:style-name="Standard">Jeunes et vieux,</text:p>
      <text:p text:style-name="Standard">Il était dans la zone.</text:p>
      <text:p text:style-name="Standard">Nous allons passer au plat de résistance.</text:p>
      <text:p text:style-name="Standard">Rien au monde ne viendrait troubler sa quiétude.</text:p>
      <text:p text:style-name="Standard">Rime en « ance »</text:p>
      <text:p text:style-name="Standard"><text:soft-page-break/>La petite soubrette au fond de l'assemblée semblait toujours aussi motivée, sautillant maintenant sur place.</text:p>
      <text:p text:style-name="Standard">Et euh...</text:p>
      <text:p text:style-name="Standard">A côté d'elle, une chevelure de jais.</text:p>
      <text:p text:style-name="Standard">Je, euh...</text:p>
      <text:p text:style-name="Standard">Un visage, mille souvenirs.</text:p>
      <text:p text:style-name="Standard">Le plat de... résistance.</text:p>
      <text:p text:style-name="Standard">Silence stupéfait.</text:p>
      <text:p text:style-name="Standard">Impossible...</text:p>
      <text:p text:style-name="Standard"/>
      <text:p text:style-name="P1">Le pénible silence ne dura pas. Le regard du magicien croisa celui de sa sœur et son cœur implosa. Par tous les diables, que pouvait-elle bien faire là ? Les battements dans sa poitrine se firent plus intenses, plus rapides, comme s'ils cherchaient à s'arracher à sa cage thoracique. Tant et si bien qu'une veine tambourinait avec force contre sa tempe, gênant un peu plus ses capacités de réflexion déjà fortement diminuées par le brusque et tellement inattendu revirement de situation. Contrairement à lui, Tara était restée de marbre. Évidemment. Erland n'en attendait pas plus de la part de son insensible d'ex-soeur qui n'avait pas hésité un seul instant à le rejeter quelques années plus tôt.</text:p>
      <text:p text:style-name="Standard"/>
      <text:p text:style-name="Standard">Quelques murmures avaient commencé à naviguer dans les rangs des spectateurs, déboussolés par le soudain changement d'attitude du magicien. Lui qui une fraction de seconde plus tôt transpirait l'assurance donnait désormais l'impression qu'il faisait sa première représentation et qu'il était tétanisé par le trac. Erland était bel et bien tétanisé, mais le trac n'avait pas grand chose à voir avec ça. La rumeur fut cependant bien vite couverte par une voix cristalline et assurée s'échappant des lèvres de la raison de son désarroi, annonçant sans aucune gêne que sa servante souhaitait participer au spectacle.</text:p>
      <text:p text:style-name="Standard"/>
      <text:p text:style-name="Standard">Cette annonce provoqua un second choc dans l'esprit du garçon. A quoi jouait-elle ? Le garçon aux cheveux d'argent était habitué à l'apparent manque d'émotivité de l'héritière de son nom, mais là ça dépassait l'entendement. Comment Tara pouvait-elle faire comme si de rien n'était, prétendre être une simple spectatrice parmi tant d'autres, alors même que le chaos le plus total s'était emparé de l'esprit du prestidigitateur ? La dénommée Imogène s'élançait déjà gaiement dans sa direction, visiblement enchantée de faire partie intégrante de sa représentation. Le cerveau d'Erland essayait désespérément de déterminer l'attitude à adopter. Deux options s'offraient à lui ; soit il accueillait la servante de la famille Mago sur la scène et continuait ses tours comme si de rien n'était, soit il mettait fin à cette mascarade et allait se pinter la gueule avec Astrid pour essayer d'oublier cette traumatisante rencontre.</text:p>
      <text:p text:style-name="Standard"/>
      <text:p text:style-name="Standard">Mais le temps qu'il fallut au magicien pour se décider fut celui qu'il fallut à la jeune fille pour couvrir la distance qui les séparait et il se retrouva devant le fait accompli, ne pouvant plus décemment la renvoyer dans l'audience sans totalement perdre la face. Erland inspira un grand coup et reprit le show, s'évertuant à adopter le même ton et à déployer la même énergie qu'auparavant, mais son état émotionnel ne lui facilitait pas la tâche et pour une oreille avertie une subtile différence pouvait s'entendre. Le prestidigitateur accueillit la servante, la prenant par la main pour la hisser sur la petite estrade, encourageant le public à l'applaudir d'un geste du bras. </text:p>
      <text:p text:style-name="Standard"/>
      <text:p text:style-name="Standard">-Eh bien, ma chère Imogène, je suis ravi de vous avoir avec moi. J'espère que cette charmante demoiselle ne vous en fait pas voir de toutes les couleurs. Tout le monde sait comme les nobles peuvent parfois être... Ingrats.</text:p>
      <text:p text:style-name="Standard"/>
      <text:p text:style-name="Standard">Quelques discrets rires moqueurs se firent entendre dans l'assemblée tandis qu'un mesquin sourire se figeait sur le visage du garçon. La noblesse avait ses détracteurs, et pour cause. Mais sa réflexion visait particulièrement ladite charmante demoiselle, au dernier rang du public. Ses mots étaient choisis -comme toujours- avec soin pour que sa sœur se sente visée. Sa petite introduction terminée, Erland se tourna à nouveau vers Imogène et lui présenta un paquet de cartes, le faisant défiler sous ses yeux grand écarquillés.</text:p>
      <text:p text:style-name="Standard"/>
      <text:p text:style-name="Standard">-Je vais maintenant vous demander de choisir une carte dans ce paquet. Allez-y, vous pouvez la montrer à tout le monde. Il prit la carte et la montra au public. Une dame de pique... Quelle coïncidence. Très bien. Je vais maintenant la marquer de manière à ce que tout le monde puisse attester de son unicité. Ce disant, il déchira grossièrement un coin de la carte histoire qu'on la reconnaisse sans problème et la replaça dans le paquet et mélangea celui-ci avant de lui rendre. <text:soft-page-break/>Voilà. A présent... </text:p>
      <text:p text:style-name="Standard"/>
      <text:p text:style-name="Standard">Erland fit un pas de côté et revint avec une planche de bois toute simple, uniquement munie de deux sangles qu'il passa autour des épaules d'Imogène afin que la planche se retrouve devant son ventre, un peu à la manière d'un plastron. Puis le garçon glissa une main dans la poche intérieure de son immense cape et en tira un couteau. Il se tourna vers le public, présentant l'arme de manière bien visible devant lui. </text:p>
      <text:p text:style-name="Standard"/>
      <text:p text:style-name="Standard">-A présent, je vais demander à Imogène de lancer toutes les cartes en l'air devant elle. Et je vais lancer ce couteau qui, si tout se passe bien, va trouver la carte d'Imogène et venir la planter dans la planche.</text:p>
      <text:p text:style-name="Standard"/>
      <text:p text:style-name="Standard">Un murmure et un frisson parcoururent l'assemblée, tirant un très large sourire au magicien. Pour le commun des mortels, c'était de la folie pure et simple. Réussir à trouver sa cible parmi une cinquantaine de cartes semblait déjà impossible. Alors l'atteindre avec un couteau de lancer et la planter dans la planche... Sans compter que le tour était extrêmement dangereux. S'il se ratait, la pauvre servante -dont le visage avait perdu quelque couleur entre temps...- pouvait y perdre la vie. Erland vint se placer en face de cette dernière, à quelques mètres de distance. Il avait du mal à retenir l'euphorie qui avait fait son retour dans ses tripes, occultant temporairement son trouble. Et il n'avait même pas annoncé le pire...</text:p>
      <text:p text:style-name="Standard"/>
      <text:p text:style-name="Standard">-Mais, pour un génie tel que moi, cet exercice frôle le ridicule tant il est facile. Aussi... Sa main plongea à nouveau dans une poche, pour brandir l'instant d'après un foulard avec lequel il s'empressa de se bander les yeux. Aussi je vais trouver cette carte à l'aveugle.</text:p>
      <text:p text:style-name="Standard"/>
      <text:p text:style-name="Standard">Un hoquet de terreur s'empara de la foule et Imogène ne put retenir un glapissement horrifié. C'était évident maintenant, il avait complètement perdu l'esprit. Impassible, Erland ne laissa pas le doute s'installer et arma son bras en direction de son assistante d'un jour.</text:p>
      <text:p text:style-name="Standard"/>
      <text:p text:style-name="Standard">-Imogène, j'espère que vous êtes prête à... [i]enflammer[/i] la foule. A mon signal, envoyez les cartes au-dessus de vous. Trois... Deux... Un... Lancez !</text:p>
      <text:p text:style-name="Standard"/>
      <text:p text:style-name="Standard">Le temps sembla à nouveau se suspendre alors que le paquet était libéré dans les airs dans un silence de mort. Personne n'osait respirer, ni émettre le moindre son, tétanisé devant ce qui ressemblait fort à une exécution en bonne et due forme. Ce fut terminé en une fraction de seconde. Le bras du magicien se balança vers l'avant et, dans un *tchac* assourdissant comparé au silence ambiant, le couteau se planta dans la planche, arrachant un nouveau cri à Imogène. A la pointe du poignard, une carte déchirée était désormais fichée. Erland retira son bandeau et vint récupérer la carte en question. Il tira de sa poche le coin arraché un peu plus tôt et assembla les deux morceaux devant le public, qui se complétaient à la perfection.</text:p>
      <text:p text:style-name="Standard"/>
      <text:p text:style-name="Standard">-C'est bien la carte qu'Imogène a choisie ! C'était plutôt facile, vous ne trouvez pas ? Son regard croisa celui de Tara et instantanément, le doute l'assaillit à nouveau. Mesdames et messieurs, ce spectacle touche à sa fin. Merci d'être venus, j'espère que vous avez apprécié le spectacle ! Et merci à Imogène pour son noble sacrifice...</text:p>
      <text:p text:style-name="Standard"/>
      <text:p text:style-name="Standard">L'ancien noble se retourna sans plus de cérémonie et disparut derrière le rideau au fond de la scène, pour se retrouver dans sa « loge » : un vieux fauteuil raccommodé et une malle à accessoires, de laquelle il sortit une bouteille qu'il se mit à descendre prestement tout en s'asseyant dans le fauteuil. Erland se laissa tomber en arrière, enchaînant les gorgées parvenir à se calmer. Ses mains tremblaient comme des feuilles et son cœur battait à tout rompre dans sa poitrine. La chose qu'il redoutait le plus s'était produite ; il avait revu Tara, la dernière personne au monde qu'il aurait voulu <text:soft-page-break/>croiser dans tout l'Empire. A ce moment précis, un million de souvenirs lui revenaient en pleine figure, comme un cruel tour de Lucy qui le punissait pour sa perversion de la sacro-sainte mag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20-04-09T17:48:32.52</meta:creation-date>
    <dc:date>2020-04-28T15:50:16.12</dc:date>
    <meta:editing-duration>PT6H32M45S</meta:editing-duration>
    <meta:editing-cycles>688</meta:editing-cycles>
    <meta:generator>OpenOffice/4.1.7$Win32 OpenOffice.org_project/417m1$Build-9800</meta:generator>
    <meta:document-statistic meta:table-count="0" meta:image-count="0" meta:object-count="0" meta:page-count="6" meta:paragraph-count="45" meta:word-count="2628" meta:character-count="16029"/>
  </office:meta>
</office:document-meta>
</file>